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 style:data-style-name="N4">
      <style:table-cell-properties fo:border="0.06pt solid #000000"/>
    </style:style>
    <style:style style:name="ce5" style:family="table-cell" style:parent-style-name="Default" style:data-style-name="N4">
      <style:table-cell-properties fo:border="0.06pt solid #000000"/>
    </style:style>
    <style:style style:name="ce6" style:family="table-cell" style:parent-style-name="Default" style:data-style-name="N4">
      <style:table-cell-properties fo:background-color="#333333" fo:border="0.06pt solid #00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default-cell-style-name="ce5"/>
        <table:table-column table:style-name="co2" table:number-columns-repeated="2" table:default-cell-style-name="ce4"/>
        <table:table-row table:style-name="ro1">
          <table:table-cell table:style-name="Default"/>
          <table:table-cell table:style-name="ce3" office:value-type="string" calcext:value-type="string">
            <text:p>dt</text:p>
          </table:table-cell>
          <table:table-cell table:style-name="ce3" office:value-type="float" office:value="0.04" calcext:value-type="float">
            <text:p>0.04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gx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gy</text:p>
          </table:table-cell>
          <table:table-cell table:style-name="ce3" table:formula="of:=-9.81" office:value-type="float" office:value="-9.81" calcext:value-type="float">
            <text:p>-9.81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vx</text:p>
          </table:table-cell>
          <table:table-cell table:style-name="ce1" office:value-type="string" calcext:value-type="string">
            <text:p>v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1" calcext:value-type="float">
            <text:p>2.10</text:p>
          </table:table-cell>
          <table:table-cell office:value-type="float" office:value="45" calcext:value-type="float">
            <text:p>45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[.B6]+[.$C$1]" office:value-type="float" office:value="0.04" calcext:value-type="float">
            <text:p>0.04</text:p>
          </table:table-cell>
          <table:table-cell table:formula="of:=[.C6]+[.E6]*[.$C$1]" office:value-type="float" office:value="1.8" calcext:value-type="float">
            <text:p>1.80</text:p>
          </table:table-cell>
          <table:table-cell table:formula="of:=[.D6]+[.F6]*[.$C$1]" office:value-type="float" office:value="2.1" calcext:value-type="float">
            <text:p>2.10</text:p>
          </table:table-cell>
          <table:table-cell table:formula="of:=[.E6]+[.$C$2]*[.$C$1]" office:value-type="float" office:value="45" calcext:value-type="float">
            <text:p>45.00</text:p>
          </table:table-cell>
          <table:table-cell table:formula="of:=[.F6]+[.$C$3]*[.$C$1]" office:value-type="float" office:value="-0.3924" calcext:value-type="float">
            <text:p>-0.39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[.B7]+[.$C$1]" office:value-type="float" office:value="0.08" calcext:value-type="float">
            <text:p>0.08</text:p>
          </table:table-cell>
          <table:table-cell table:formula="of:=[.C7]+[.E7]*[.$C$1]" office:value-type="float" office:value="3.6" calcext:value-type="float">
            <text:p>3.60</text:p>
          </table:table-cell>
          <table:table-cell table:formula="of:=[.D7]+[.F7]*[.$C$1]" office:value-type="float" office:value="2.084304" calcext:value-type="float">
            <text:p>2.08</text:p>
          </table:table-cell>
          <table:table-cell table:formula="of:=[.E7]+[.$C$2]*[.$C$1]" office:value-type="float" office:value="45" calcext:value-type="float">
            <text:p>45.00</text:p>
          </table:table-cell>
          <table:table-cell table:formula="of:=[.F7]+[.$C$3]*[.$C$1]" office:value-type="float" office:value="-0.7848" calcext:value-type="float">
            <text:p>-0.78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[.B8]+[.$C$1]" office:value-type="float" office:value="0.12" calcext:value-type="float">
            <text:p>0.12</text:p>
          </table:table-cell>
          <table:table-cell table:formula="of:=[.C8]+[.E8]*[.$C$1]" office:value-type="float" office:value="5.4" calcext:value-type="float">
            <text:p>5.40</text:p>
          </table:table-cell>
          <table:table-cell table:formula="of:=[.D8]+[.F8]*[.$C$1]" office:value-type="float" office:value="2.052912" calcext:value-type="float">
            <text:p>2.05</text:p>
          </table:table-cell>
          <table:table-cell table:formula="of:=[.E8]+[.$C$2]*[.$C$1]" office:value-type="float" office:value="45" calcext:value-type="float">
            <text:p>45.00</text:p>
          </table:table-cell>
          <table:table-cell table:formula="of:=[.F8]+[.$C$3]*[.$C$1]" office:value-type="float" office:value="-1.1772" calcext:value-type="float">
            <text:p>-1.18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[.B9]+[.$C$1]" office:value-type="float" office:value="0.16" calcext:value-type="float">
            <text:p>0.16</text:p>
          </table:table-cell>
          <table:table-cell table:formula="of:=[.C9]+[.E9]*[.$C$1]" office:value-type="float" office:value="7.2" calcext:value-type="float">
            <text:p>7.20</text:p>
          </table:table-cell>
          <table:table-cell table:formula="of:=[.D9]+[.F9]*[.$C$1]" office:value-type="float" office:value="2.005824" calcext:value-type="float">
            <text:p>2.01</text:p>
          </table:table-cell>
          <table:table-cell table:formula="of:=[.E9]+[.$C$2]*[.$C$1]" office:value-type="float" office:value="45" calcext:value-type="float">
            <text:p>45.00</text:p>
          </table:table-cell>
          <table:table-cell table:formula="of:=[.F9]+[.$C$3]*[.$C$1]" office:value-type="float" office:value="-1.5696" calcext:value-type="float">
            <text:p>-1.57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[.B10]+[.$C$1]" office:value-type="float" office:value="0.2" calcext:value-type="float">
            <text:p>0.20</text:p>
          </table:table-cell>
          <table:table-cell table:formula="of:=[.C10]+[.E10]*[.$C$1]" office:value-type="float" office:value="9" calcext:value-type="float">
            <text:p>9.00</text:p>
          </table:table-cell>
          <table:table-cell table:formula="of:=[.D10]+[.F10]*[.$C$1]" office:value-type="float" office:value="1.94304" calcext:value-type="float">
            <text:p>1.94</text:p>
          </table:table-cell>
          <table:table-cell table:formula="of:=[.E10]+[.$C$2]*[.$C$1]" office:value-type="float" office:value="45" calcext:value-type="float">
            <text:p>45.00</text:p>
          </table:table-cell>
          <table:table-cell table:formula="of:=[.F10]+[.$C$3]*[.$C$1]" office:value-type="float" office:value="-1.962" calcext:value-type="float">
            <text:p>-1.96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[.B11]+[.$C$1]" office:value-type="float" office:value="0.24" calcext:value-type="float">
            <text:p>0.24</text:p>
          </table:table-cell>
          <table:table-cell table:formula="of:=[.C11]+[.E11]*[.$C$1]" office:value-type="float" office:value="10.8" calcext:value-type="float">
            <text:p>10.80</text:p>
          </table:table-cell>
          <table:table-cell table:formula="of:=[.D11]+[.F11]*[.$C$1]" office:value-type="float" office:value="1.86456" calcext:value-type="float">
            <text:p>1.86</text:p>
          </table:table-cell>
          <table:table-cell table:formula="of:=[.E11]+[.$C$2]*[.$C$1]" office:value-type="float" office:value="45" calcext:value-type="float">
            <text:p>45.00</text:p>
          </table:table-cell>
          <table:table-cell table:formula="of:=[.F11]+[.$C$3]*[.$C$1]" office:value-type="float" office:value="-2.3544" calcext:value-type="float">
            <text:p>-2.35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[.B12]+[.$C$1]" office:value-type="float" office:value="0.28" calcext:value-type="float">
            <text:p>0.28</text:p>
          </table:table-cell>
          <table:table-cell table:formula="of:=[.C12]+[.E12]*[.$C$1]" office:value-type="float" office:value="12.6" calcext:value-type="float">
            <text:p>12.60</text:p>
          </table:table-cell>
          <table:table-cell table:formula="of:=[.D12]+[.F12]*[.$C$1]" office:value-type="float" office:value="1.770384" calcext:value-type="float">
            <text:p>1.77</text:p>
          </table:table-cell>
          <table:table-cell table:formula="of:=[.E12]+[.$C$2]*[.$C$1]" office:value-type="float" office:value="45" calcext:value-type="float">
            <text:p>45.00</text:p>
          </table:table-cell>
          <table:table-cell table:formula="of:=[.F12]+[.$C$3]*[.$C$1]" office:value-type="float" office:value="-2.7468" calcext:value-type="float">
            <text:p>-2.75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[.B13]+[.$C$1]" office:value-type="float" office:value="0.32" calcext:value-type="float">
            <text:p>0.32</text:p>
          </table:table-cell>
          <table:table-cell table:formula="of:=[.C13]+[.E13]*[.$C$1]" office:value-type="float" office:value="14.4" calcext:value-type="float">
            <text:p>14.40</text:p>
          </table:table-cell>
          <table:table-cell table:formula="of:=[.D13]+[.F13]*[.$C$1]" office:value-type="float" office:value="1.660512" calcext:value-type="float">
            <text:p>1.66</text:p>
          </table:table-cell>
          <table:table-cell table:formula="of:=[.E13]+[.$C$2]*[.$C$1]" office:value-type="float" office:value="45" calcext:value-type="float">
            <text:p>45.00</text:p>
          </table:table-cell>
          <table:table-cell table:formula="of:=[.F13]+[.$C$3]*[.$C$1]" office:value-type="float" office:value="-3.1392" calcext:value-type="float">
            <text:p>-3.14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[.B14]+[.$C$1]" office:value-type="float" office:value="0.36" calcext:value-type="float">
            <text:p>0.36</text:p>
          </table:table-cell>
          <table:table-cell table:formula="of:=[.C14]+[.E14]*[.$C$1]" office:value-type="float" office:value="16.2" calcext:value-type="float">
            <text:p>16.20</text:p>
          </table:table-cell>
          <table:table-cell table:formula="of:=[.D14]+[.F14]*[.$C$1]" office:value-type="float" office:value="1.534944" calcext:value-type="float">
            <text:p>1.53</text:p>
          </table:table-cell>
          <table:table-cell table:formula="of:=[.E14]+[.$C$2]*[.$C$1]" office:value-type="float" office:value="45" calcext:value-type="float">
            <text:p>45.00</text:p>
          </table:table-cell>
          <table:table-cell table:formula="of:=[.F14]+[.$C$3]*[.$C$1]" office:value-type="float" office:value="-3.5316" calcext:value-type="float">
            <text:p>-3.53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[.B15]+[.$C$1]" office:value-type="float" office:value="0.4" calcext:value-type="float">
            <text:p>0.40</text:p>
          </table:table-cell>
          <table:table-cell table:formula="of:=[.C15]+[.E15]*[.$C$1]" office:value-type="float" office:value="18" calcext:value-type="float">
            <text:p>18.00</text:p>
          </table:table-cell>
          <table:table-cell table:formula="of:=[.D15]+[.F15]*[.$C$1]" office:value-type="float" office:value="1.39368" calcext:value-type="float">
            <text:p>1.39</text:p>
          </table:table-cell>
          <table:table-cell table:formula="of:=[.E15]+[.$C$2]*[.$C$1]" office:value-type="float" office:value="45" calcext:value-type="float">
            <text:p>45.00</text:p>
          </table:table-cell>
          <table:table-cell table:formula="of:=[.F15]+[.$C$3]*[.$C$1]" office:value-type="float" office:value="-3.924" calcext:value-type="float">
            <text:p>-3.92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[.B16]+[.$C$1]" office:value-type="float" office:value="0.44" calcext:value-type="float">
            <text:p>0.44</text:p>
          </table:table-cell>
          <table:table-cell table:formula="of:=[.C16]+[.E16]*[.$C$1]" office:value-type="float" office:value="19.8" calcext:value-type="float">
            <text:p>19.80</text:p>
          </table:table-cell>
          <table:table-cell table:formula="of:=[.D16]+[.F16]*[.$C$1]" office:value-type="float" office:value="1.23672" calcext:value-type="float">
            <text:p>1.24</text:p>
          </table:table-cell>
          <table:table-cell table:formula="of:=[.E16]+[.$C$2]*[.$C$1]" office:value-type="float" office:value="45" calcext:value-type="float">
            <text:p>45.00</text:p>
          </table:table-cell>
          <table:table-cell table:formula="of:=[.F16]+[.$C$3]*[.$C$1]" office:value-type="float" office:value="-4.3164" calcext:value-type="float">
            <text:p>-4.32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[.B17]+[.$C$1]" office:value-type="float" office:value="0.48" calcext:value-type="float">
            <text:p>0.48</text:p>
          </table:table-cell>
          <table:table-cell table:formula="of:=[.C17]+[.E17]*[.$C$1]" office:value-type="float" office:value="21.6" calcext:value-type="float">
            <text:p>21.60</text:p>
          </table:table-cell>
          <table:table-cell table:formula="of:=[.D17]+[.F17]*[.$C$1]" office:value-type="float" office:value="1.064064" calcext:value-type="float">
            <text:p>1.06</text:p>
          </table:table-cell>
          <table:table-cell table:formula="of:=[.E17]+[.$C$2]*[.$C$1]" office:value-type="float" office:value="45" calcext:value-type="float">
            <text:p>45.00</text:p>
          </table:table-cell>
          <table:table-cell table:formula="of:=[.F17]+[.$C$3]*[.$C$1]" office:value-type="float" office:value="-4.7088" calcext:value-type="float">
            <text:p>-4.71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[.B18]+[.$C$1]" office:value-type="float" office:value="0.52" calcext:value-type="float">
            <text:p>0.52</text:p>
          </table:table-cell>
          <table:table-cell table:formula="of:=[.C18]+[.E18]*[.$C$1]" office:value-type="float" office:value="23.4" calcext:value-type="float">
            <text:p>23.40</text:p>
          </table:table-cell>
          <table:table-cell table:formula="of:=[.D18]+[.F18]*[.$C$1]" office:value-type="float" office:value="0.875712" calcext:value-type="float">
            <text:p>0.88</text:p>
          </table:table-cell>
          <table:table-cell table:formula="of:=[.E18]+[.$C$2]*[.$C$1]" office:value-type="float" office:value="45" calcext:value-type="float">
            <text:p>45.00</text:p>
          </table:table-cell>
          <table:table-cell table:formula="of:=[.F18]+[.$C$3]*[.$C$1]" office:value-type="float" office:value="-5.1012" calcext:value-type="float">
            <text:p>-5.10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[.B19]+[.$C$1]" office:value-type="float" office:value="0.56" calcext:value-type="float">
            <text:p>0.56</text:p>
          </table:table-cell>
          <table:table-cell table:formula="of:=[.C19]+[.E19]*[.$C$1]" office:value-type="float" office:value="25.2" calcext:value-type="float">
            <text:p>25.20</text:p>
          </table:table-cell>
          <table:table-cell table:formula="of:=[.D19]+[.F19]*[.$C$1]" office:value-type="float" office:value="0.671664" calcext:value-type="float">
            <text:p>0.67</text:p>
          </table:table-cell>
          <table:table-cell table:formula="of:=[.E19]+[.$C$2]*[.$C$1]" office:value-type="float" office:value="45" calcext:value-type="float">
            <text:p>45.00</text:p>
          </table:table-cell>
          <table:table-cell table:formula="of:=[.F19]+[.$C$3]*[.$C$1]" office:value-type="float" office:value="-5.4936" calcext:value-type="float">
            <text:p>-5.49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[.B20]+[.$C$1]" office:value-type="float" office:value="0.6" calcext:value-type="float">
            <text:p>0.60</text:p>
          </table:table-cell>
          <table:table-cell table:formula="of:=[.C20]+[.E20]*[.$C$1]" office:value-type="float" office:value="27" calcext:value-type="float">
            <text:p>27.00</text:p>
          </table:table-cell>
          <table:table-cell table:formula="of:=[.D20]+[.F20]*[.$C$1]" office:value-type="float" office:value="0.45192" calcext:value-type="float">
            <text:p>0.45</text:p>
          </table:table-cell>
          <table:table-cell table:formula="of:=[.E20]+[.$C$2]*[.$C$1]" office:value-type="float" office:value="45" calcext:value-type="float">
            <text:p>45.00</text:p>
          </table:table-cell>
          <table:table-cell table:formula="of:=[.F20]+[.$C$3]*[.$C$1]" office:value-type="float" office:value="-5.886" calcext:value-type="float">
            <text:p>-5.89</text:p>
          </table:table-cell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 table:formula="of:=[.B21]+[.$C$1]" office:value-type="float" office:value="0.64" calcext:value-type="float">
            <text:p>0.64</text:p>
          </table:table-cell>
          <table:table-cell table:formula="of:=[.C21]+[.E21]*[.$C$1]" office:value-type="float" office:value="28.8" calcext:value-type="float">
            <text:p>28.80</text:p>
          </table:table-cell>
          <table:table-cell table:formula="of:=[.D21]+[.F21]*[.$C$1]" office:value-type="float" office:value="0.21648" calcext:value-type="float">
            <text:p>0.22</text:p>
          </table:table-cell>
          <table:table-cell table:formula="of:=[.E21]+[.$C$2]*[.$C$1]" office:value-type="float" office:value="45" calcext:value-type="float">
            <text:p>45.00</text:p>
          </table:table-cell>
          <table:table-cell table:formula="of:=[.F21]+[.$C$3]*[.$C$1]" office:value-type="float" office:value="-6.2784" calcext:value-type="float">
            <text:p>-6.28</text:p>
          </table:table-cell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table:formula="of:=[.B22]+[.$C$1]" office:value-type="float" office:value="0.68" calcext:value-type="float">
            <text:p>0.68</text:p>
          </table:table-cell>
          <table:table-cell table:formula="of:=[.C22]+[.E22]*[.$C$1]" office:value-type="float" office:value="30.6" calcext:value-type="float">
            <text:p>30.60</text:p>
          </table:table-cell>
          <table:table-cell table:style-name="ce6" table:formula="of:=[.D22]+[.F22]*[.$C$1]" office:value-type="float" office:value="-0.0346560000000001" calcext:value-type="float">
            <text:p>-0.03</text:p>
          </table:table-cell>
          <table:table-cell table:formula="of:=[.E22]+[.$C$2]*[.$C$1]" office:value-type="float" office:value="45" calcext:value-type="float">
            <text:p>45.00</text:p>
          </table:table-cell>
          <table:table-cell table:formula="of:=[.F22]+[.$C$3]*[.$C$1]" office:value-type="float" office:value="-6.6708" calcext:value-type="float">
            <text:p>-6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20:59:30.153543956</meta:creation-date>
    <dc:date>2021-01-03T00:12:05.198060425</dc:date>
    <meta:editing-duration>PT3H37M30S</meta:editing-duration>
    <meta:editing-cycles>1</meta:editing-cycles>
    <meta:document-statistic meta:table-count="1" meta:cell-count="120" meta:object-count="0"/>
    <meta:generator>LibreOffice/6.0.7.3$Linux_X86_64 LibreOffice_project/00m0$Build-3</meta:generator>
  </office:meta>
</office:document-meta>
</file>